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9" style:family="table-cell" style:parent-style-name="Default" style:data-style-name="N99">
      <style:table-cell-properties fo:background-color="#826aaf"/>
    </style:style>
    <style:style style:name="ce10" style:family="table-cell" style:parent-style-name="Default" style:data-style-name="N99">
      <style:table-cell-properties fo:background-color="transparent"/>
    </style:style>
    <style:style style:name="ce11" style:family="table-cell" style:parent-style-name="Default">
      <style:table-cell-properties fo:background-color="#826aaf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1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.847500530434425" calcext:value-type="float">
            <text:p>0.847500530434425</text:p>
          </table:table-cell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" office:value-type="float" office:value="0.81601131696478" calcext:value-type="float">
            <text:p>0.81601131696478</text:p>
          </table:table-cell>
        </table:table-row>
        <table:table-row table:style-name="ro2">
          <table:table-cell table:style-name="ce10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Non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2" office:value-type="float" office:value="0.815791078336438" calcext:value-type="float">
            <text:p>0.815791078336438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.859488886701532" calcext:value-type="float">
            <text:p>0.85948888670153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2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.888168220953697" calcext:value-type="float">
            <text:p>0.888168220953697</text:p>
          </table:table-cell>
        </table:table-row>
        <table:table-row table:style-name="ro2">
          <table:table-cell table:style-name="ce9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" office:value-type="float" office:value="0.826887459308966" calcext:value-type="float">
            <text:p>0.826887459308966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862405197471224" calcext:value-type="float">
            <text:p>0.862405197471224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.820022096462405" calcext:value-type="float">
            <text:p>0.820022096462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21:15:05.439710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05:20:12.236699731</meta:creation-date>
    <meta:generator>LibreOffice/6.0.7.3$Linux_X86_64 LibreOffice_project/00m0$Build-3</meta:generator>
    <dc:date>2021-04-23T21:16:33.438520669</dc:date>
    <meta:editing-duration>PT16M6S</meta:editing-duration>
    <meta:editing-cycles>3</meta:editing-cycles>
    <meta:document-statistic meta:table-count="1" meta:cell-count="47" meta:object-count="0"/>
  </office:meta>
</office:document-meta>
</file>